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lock Door Spells</text:p>
      <text:p text:style-name="P1"/>
      <text:p text:style-name="P2">When the party encounters a door locked by a spell, the engine must determine if the party has a spell memorized which will open the door.</text:p>
      <text:p text:style-name="P2"/>
      <text:p text:style-name="P2">The Wall Editor provides a place to specify a Spell Name for each wall slot. <text:s/>The designer can put one of two things here:</text:p>
      <text:list xml:id="list39273118" text:style-name="L1">
        <text:list-item>
          <text:p text:style-name="P6"><text:span text:style-name="T1">The name of a spell. <text:s/>If anyone in the party has this spell memorized, then the door will open if the player chooses “Use Spell”.</text:span></text:p>
        </text:list-item>
        <text:list-item>
          <text:p text:style-name="P6"><text:span text:style-name="T1">The name of a 'Hook'. <text:s/>This is the name of <text:s/>a script attached to one or more Special Abilities. When a 'Spelled Door' is encounterd, the engine will examine all the spells which the party has memorized. <text:s/>The engine will serach each spell for a Special Ability with a script by the given name. <text:s/>It will run such scripts, one-at-a-time, and if any one returns a value starting with 'Y' then the search will cease and the door will open if the player chooses “Use Spell”.</text:span></text:p>
        </text:list-item>
      </text:list>
      <text:p text:style-name="P5"><text:span text:style-name="T1"/></text:p>
      <text:p text:style-name="Heading">Search Order</text:p>
      <text:p text:style-name="P2">All of the party's memorized spells.</text:p>
      <text:p text:style-name="P2"/>
      <text:p text:style-name="Heading">Context</text:p>
      <text:p text:style-name="P2">$SpellContext()</text:p>
      <text:p text:style-name="P2"/>
      <text:p text:style-name="Heading">Parameters</text:p>
      <text:p text:style-name="P2">Hook Parameter[5] is set to the location of the party and the direction it is facing. <text:s/>The format is:</text:p>
      <text:p text:style-name="P2"/>
      <text:p text:style-name="P2">&lt;level&gt;/&lt;x&gt;/&lt;y&gt;/&lt;dir&gt;</text:p>
      <text:p text:style-name="P2">Example: “2/4/11/E” would mean the party is facing East on level 2 at x=4, y=11.</text:p>
      <text:p text:style-name="P2"/>
      <text:p text:style-name="Heading">Return Value</text:p>
      <text:p text:style-name="P2">If the script returns a result starting with 'Y', then the door will open if the player selects “Use Spell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20:51</meta:creation-date>
    <meta:generator>OpenOffice.org/3.2$Win32 OpenOffice.org_project/320m18$Build-9502</meta:generator>
    <meta:editing-cycles>3</meta:editing-cycles>
    <meta:editing-duration>PT00H17M32S</meta:editing-duration>
    <dc:title>DisplayCharacterClass</dc:title>
    <dc:date>2013-07-14T19:16:42.38</dc:date>
    <dc:creator>Paul Stevens</dc:creator>
    <meta:document-statistic meta:table-count="0" meta:image-count="0" meta:object-count="0" meta:page-count="1" meta:paragraph-count="15" meta:word-count="238" meta:character-count="1281"/>
  </office:meta>
</office:document-meta>
</file>